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normal">
      <style:text-properties fo:font-size="13pt" style:font-size-asian="13pt" style:font-size-complex="13pt"/>
    </style:style>
    <style:style style:name="P2" style:family="paragraph" style:parent-style-name="normal">
      <style:paragraph-properties fo:text-align="justify" style:justify-single-word="false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.423cm" fo:margin-bottom="0.423cm" style:contextual-spacing="false" fo:line-height="115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4" style:family="paragraph" style:parent-style-name="normal">
      <style:paragraph-properties fo:margin-top="0.423cm" fo:margin-bottom="0.423cm" style:contextual-spacing="false" fo:line-height="100%" fo:text-align="justify" style:justify-single-word="false"/>
    </style:style>
    <style:style style:name="P5" style:family="paragraph" style:parent-style-name="normal" style:list-style-name="WWNum2">
      <style:paragraph-properties fo:margin-left="1.27cm" fo:margin-right="0cm" fo:margin-top="0.423cm" fo:margin-bottom="0.423cm" style:contextual-spacing="false" fo:line-height="100%" fo:text-align="justify" style:justify-single-word="false" fo:text-indent="-0.635cm" style:auto-text-indent="false"/>
    </style:style>
    <style:style style:name="P6" style:family="paragraph" style:parent-style-name="normal" style:list-style-name="WWNum1">
      <style:paragraph-properties fo:margin-left="1.27cm" fo:margin-right="0cm" fo:margin-top="0.423cm" fo:margin-bottom="0cm" style:contextual-spacing="false" fo:line-height="100%" fo:text-align="justify" style:justify-single-word="false" fo:text-indent="-0.635cm" style:auto-text-indent="false"/>
    </style:style>
    <style:style style:name="P7" style:family="paragraph" style:parent-style-name="normal" style:list-style-name="WWNum1">
      <style:paragraph-properties fo:margin-left="1.27cm" fo:margin-right="0cm" fo:margin-top="0cm" fo:margin-bottom="0cm" style:contextual-spacing="false" fo:line-height="100%" fo:text-align="justify" style:justify-single-word="false" fo:text-indent="-0.635cm" style:auto-text-indent="false"/>
    </style:style>
    <style:style style:name="P8" style:family="paragraph" style:parent-style-name="normal" style:list-style-name="WWNum1">
      <style:paragraph-properties fo:margin-left="1.27cm" fo:margin-right="0cm" fo:margin-top="0cm" fo:margin-bottom="0.423cm" style:contextual-spacing="false" fo:line-height="100%" fo:text-align="justify" style:justify-single-word="false" fo:text-indent="-0.635cm" style:auto-text-indent="false"/>
    </style:style>
    <style:style style:name="P9" style:family="paragraph" style:parent-style-name="normal">
      <style:paragraph-properties fo:margin-top="0.423cm" fo:margin-bottom="0.423cm" style:contextual-spacing="false" fo:line-height="100%" fo:text-align="justify" style:justify-single-word="false"/>
      <style:text-properties fo:font-size="9pt" style:font-size-asian="9pt" style:font-size-complex="9pt"/>
    </style:style>
    <style:style style:name="P10" style:family="paragraph" style:parent-style-name="normal" style:master-page-name="Standard">
      <style:paragraph-properties fo:text-align="center" style:justify-single-word="false" style:page-number="1"/>
      <style:text-properties style:text-underline-style="none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/>
    </style:style>
    <style:style style:name="T4" style:family="text">
      <style:text-properties fo:font-size="16pt" fo:font-weight="bold" officeooo:rsid="0011adf2" style:font-size-asian="16pt" style:font-weight-asian="bold" style:font-size-complex="16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1155cc" loext:opacity="100%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3">BIO - </text:span><text:span text:style-name="T4">castellano</text:span></text:p>
      <text:p text:style-name="P1"/>
      <text:p text:style-name="P2">Nacido en Guadalajara en 1999 y actualmente residiendo en Basilea (Suiza), Javier es un joven talentoso saxofonista, clarinetista y compositor.<text:span text:style-name="T5"><text:tab/><text:tab/><text:tab/><text:tab/><text:tab/><text:tab/></text:span></text:p>
      <text:p text:style-name="P4">A pesar de su corta edad, Javier ha compartido escenario con artistas de renombre como Lionel Loueke, Chano Domínguez, Carles Benavent, Aaron Parks, Antonio Serrano, Pablo Held, Marc Miralta o Jim Mcneely entre otros, actuando en festivales en Suiza, Austria, Canadá y dentro de la escena española en festivales como el de Cádiz, Córdoba, Elche, Begur, Guadalajara, y en salas como Jamboree Jazz Club, Jimmy Glass, Bird’s Eye, Assejazz o <text:s/>Clarence Jazz Club.<text:span text:style-name="T5"><text:tab/><text:tab/><text:tab/><text:tab/><text:tab/></text:span></text:p>
      <text:p text:style-name="P4">El viaje de Javier como músico y compositor es un reflejo de su dedicación inquebrantable y su humilde enfoque hacia la música. Con cada paso que da en su carrera, busca explorar nuevos horizontes y refinar continuamente su arte. Su compromiso con la excelencia y su genuina pasión por la música lo impulsan hacia adelante, llevándolo hacia un futuro prometedor lleno de emocionantes proyectos y nuevos descubrimientos musicales.<text:span text:style-name="T5"><text:tab/><text:tab/><text:tab/><text:tab/></text:span></text:p>
      <text:p text:style-name="P4">En agosto de 2024 Javier finalizó su Máster en Interpretación en el Jazzcampus de Basilea, bajo la tutela de Mark Turner y Chris Cheek, junto con otros artistas renombrados como Brad Mehldau, Jorge Rossy, Larry Grenadier, Jeff Ballard, o Ambrose Akinmusire. Previamente Javier vivió cinco años en Barcelona, donde tuvo como maestros a músicos de la talla de Santi de la Rubia, Perico Sambeat, Joan Albert Amargós, Ramón Cardo o Lluc Casares. Desde septiembre de 2024, se encuentra sumergido en el Máster de Composición bajo la tutela de Guillermo Klein en el Jazzcampus.<text:span text:style-name="T5"><text:tab/></text:span></text:p>
      <text:p text:style-name="P3">Con unas habilidades interpretativas excepcionales y una creatividad incansable, Javier decidió forjar su propio camino y liderar sus propios proyectos musicales. En 2025, lanzó su primer álbum como líder *Música Para Amansar Fieras*, con el reconocido sello Fresh Sound Records. Para este trabajo, Javier está acompañado de Álvaro Ocón (trompeta), Eliott Knuets (guitarra), Noé Sécula (piano), Joan Codina (contrabajo), Genius Wesley (batería) y Fernando Brox (flauta) como invitado especial. <text:s/></text:p>
      <text:p text:style-name="P3">Actualmente se encuentra inmerso en un proceso creativo centrado en la composición a la vez que se desarrolla como intérprete, escribiendo música para grandes ensembles, big band, formaciones orquestales con cuerdas y bandas sonoras de cine, mientras continúa liderando sus propios grupos como el quinteto y el sexteto, con quién grabará su segundo álbum a principios de 2026.</text:p>
      <text:p text:style-name="P4">Rojo actúa como sideman en proyectos como Yossi Itskovich 5et, Nikolai Olshansky 5et, Cesc Badia Big Band, PCR Trio, Rojo/Schofield 4et o Ryuji Uchida 4et.</text:p>
      <text:p text:style-name="P9"/>
      <text:p text:style-name="P4"/>
      <text:p text:style-name="P4"><text:tab/><text:tab/><text:tab/><text:tab/></text:p>
      <text:p text:style-name="P4"/>
      <text:p text:style-name="P4"/>
      <text:p text:style-name="P4"><text:soft-page-break/></text:p>
      <text:p text:style-name="P4"><text:span text:style-name="T2">CONCIERTOS:</text:span></text:p>
      <text:list xml:id="list2917245900" text:style-name="WWNum2">
        <text:list-item>
          <text:p text:style-name="P5">(Preguntame cuando vayas a ponerlo y actualizo con los que haya a partir de esa fecha)</text:p>
        </text:list-item>
      </text:list>
      <text:p text:style-name="P4"/>
      <text:p text:style-name="P4"/>
      <text:p text:style-name="P4">MEDIA: </text:p>
      <text:list xml:id="list2394637144" text:style-name="WWNum1">
        <text:list-item>
          <text:p text:style-name="P6"><text:a xlink:type="simple" xlink:href="https://youtu.be/-nr4Tf6dhMQ?si=TDUgnVJW-vEVqH_Y" text:style-name="Default_20_Style" text:visited-style-name="Default_20_Style"><text:span text:style-name="T7">https://youtu.be/-nr4Tf6dhMQ?si=TDUgnVJW-vEVqH_Y</text:span></text:a></text:p>
        </text:list-item>
        <text:list-item>
          <text:p text:style-name="P7"><text:a xlink:type="simple" xlink:href="https://freshsoundrecords1.bandcamp.com/album/m-sica-para-amansar-fieras" text:style-name="Default_20_Style" text:visited-style-name="Default_20_Style"><text:span text:style-name="T7">https://freshsoundrecords1.bandcamp.com/album/m-sica-para-amansar-fieras</text:span></text:a></text:p>
        </text:list-item>
        <text:list-item>
          <text:p text:style-name="P7"><text:a xlink:type="simple" xlink:href="https://www.freshsoundrecords.com/javier-rojo-albums/57428-musica-para-amansar-fieras.html" text:style-name="Default_20_Style" text:visited-style-name="Default_20_Style"><text:span text:style-name="T7">https://www.freshsoundrecords.com/javier-rojo-albums/57428-musica-para-amansar-fieras.html</text:span></text:a></text:p>
        </text:list-item>
        <text:list-item>
          <text:p text:style-name="P7"><text:a xlink:type="simple" xlink:href="https://open.spotify.com/intl-es/artist/4Mg2B60aGou7zXTRlbAmeH?si=1sTIdusNSZSU9Nfcn4ZrHg" text:style-name="Default_20_Style" text:visited-style-name="Default_20_Style"><text:span text:style-name="T7">https://open.spotify.com/intl-es/artist/4Mg2B60aGou7zXTRlbAmeH?si=1sTIdusNSZSU9Nfcn4ZrHg</text:span></text:a></text:p>
        </text:list-item>
        <text:list-item>
          <text:p text:style-name="P8"><text:a xlink:type="simple" xlink:href="https://music.apple.com/es/album/m%C3%BAsica-para-amansar-fieras-feat-alvaro-oc%C3%B3n-oc%C3%B3n-eliott/1776818166" text:style-name="Default_20_Style" text:visited-style-name="Default_20_Style"><text:span text:style-name="T7">https://music.apple.com/es/album/m%C3%BAsica-para-amansar-fieras-feat-alvaro-oc%C3%B3n-oc%C3%B3n-eliott/1776818166</text:span></text:a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>CONTACTO</text:p>
      <text:p text:style-name="P4">instagram: javiersrojo</text:p>
      <text:p text:style-name="P4"><text:a xlink:type="simple" xlink:href="mailto:javiersanroj@gmail.com" text:style-name="Default_20_Style" text:visited-style-name="Default_20_Style"><text:span text:style-name="T7">javiersanroj@gmail.com</text:span></text:a></text:p>
      <text:p text:style-name="P4"/>
      <text:p text:style-name="P4"/>
      <text:p text:style-name="normal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E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11-29T15:38:45.442000000</dc:date>
    <meta:editing-duration>PT6M5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20" meta:word-count="442" meta:character-count="3236" meta:non-whitespace-character-count="2795"/>
  </office:meta>
</office:document-meta>
</file>